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>
      <loext:graphic-properties draw:fill-color="#ffffff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Projet 07 - AlgoInvest</text:span>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<text:span text:style-name="T2">Ce powerpoint à pour but :</text:span></text:p>
            <text:p><text:span text:style-name="T3"/></text:p>
            <text:p><text:span text:style-name="T3"><text:s/></text:span><text:span text:style-name="T3">- Analyser l’algorithme de force brute</text:span></text:p>
            <text:p><text:span text:style-name="T3">- Visualisation simplifié (diagramme)</text:span></text:p>
            <text:p><text:span text:style-name="T3">- L’algorithme choisi et ses limites</text:span></text:p>
            <text:p><text:span text:style-name="T3">- <text:s/>Analyser L’algorithme optimisé</text:span></text:p>
            <text:p><text:span text:style-name="T3">- Comparaison avec les choix de Sienna</text:span></text:p>
            <text:p><text:span text:style-name="T3"><text:s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lgorithme de force brute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Le Pseudo Cod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Optimized :</text:p>
              </text:list-item>
              <text:list-item>
                <text:p>…</text:p>
              </text:list-item>
              <text:list-item>
                <text:p>..</text:p>
              </text:list-item>
              <text:list-item>
                <text:p>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778cm" svg:y="0.419cm" presentation:class="title" presentation:user-transformed="true">
          <draw:text-box>
            <text:p>Algorithme utilisé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/>
              </text:list-header>
              <text:list-item>
                <text:p>BigO : O(2n) </text:p>
              </text:list-item>
              <text:list-item>
                <text:p>Force brute : Complexite exponentiele</text:p>
              </text:list-item>
              <text:list-item>
                <text:p>Optimisé : </text:p>
              </text:list-item>
              <text:list-item>
                <text:p>Les Limites :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ienna a obtenu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Dataset 1 :</text:p>
              </text:list-item>
              <text:list-item>
                <text:p>Deux tableaux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ienna a obtenu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1T17:17:13.236772007</meta:creation-date>
    <dc:date>2021-12-01T18:34:16.027856022</dc:date>
    <meta:editing-duration>PT1M28S</meta:editing-duration>
    <meta:editing-cycles>1</meta:editing-cycles>
    <meta:document-statistic meta:object-count="45"/>
    <meta:generator>LibreOffice/6.4.7.2$Linux_X86_64 LibreOffice_project/40$Build-2</meta:generator>
  </office:meta>
</office:document-meta>
</file>